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2pt" officeooo:paragraph-rsid="000aed04" style:font-size-asian="72pt" style:font-size-complex="72pt"/>
    </style:style>
    <style:style style:name="P2" style:family="paragraph" style:parent-style-name="Standard">
      <style:text-properties fo:font-size="20pt" fo:language="en" fo:country="US" officeooo:rsid="000aed04" officeooo:paragraph-rsid="000aed04" style:font-size-asian="17.5pt" style:font-size-complex="20pt"/>
    </style:style>
    <style:style style:name="P3" style:family="paragraph" style:parent-style-name="Standard">
      <style:text-properties fo:font-size="72pt" officeooo:paragraph-rsid="000b3e31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silver cat walking three green turtles, a red camel and violet tiger:</text:p>
      <text:p text:style-name="P1"><text:bookmark text:name="copy-emoji31"/>🐈‍⬛: 🐢🐫🐅</text:p>
      <text:p text:style-name="Standard"/>
      <text:p text:style-name="P3"><text:bookmark text:name="copy-emoji311"/>🐈‍⬛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1:09:12.453977802</meta:creation-date>
    <dc:date>2024-11-09T12:52:18.740066552</dc:date>
    <meta:editing-duration>PT1H9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6" meta:character-count="78" meta:non-whitespace-character-count="65"/>
  </office:meta>
</office:document-meta>
</file>